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9c14" officeooo:paragraph-rsid="000b9c14"/>
    </style:style>
    <style:style style:name="P2" style:family="paragraph" style:parent-style-name="Standard">
      <style:text-properties officeooo:rsid="000a50b1" officeooo:paragraph-rsid="000a50b1"/>
    </style:style>
    <style:style style:name="P3" style:family="paragraph" style:parent-style-name="Standard">
      <style:text-properties fo:font-weight="normal" officeooo:rsid="000a50b1" officeooo:paragraph-rsid="000a50b1" style:font-weight-asian="normal" style:font-weight-complex="normal"/>
    </style:style>
    <style:style style:name="P4" style:family="paragraph" style:parent-style-name="Standard">
      <style:text-properties fo:font-weight="normal" officeooo:rsid="000b9c14" officeooo:paragraph-rsid="000b9c14" style:font-weight-asian="normal" style:font-weight-complex="normal"/>
    </style:style>
    <style:style style:name="P5" style:family="paragraph" style:parent-style-name="Standard">
      <style:text-properties fo:font-weight="normal" officeooo:rsid="000c7ca9" officeooo:paragraph-rsid="000c7ca9" style:font-weight-asian="normal" style:font-weight-complex="normal"/>
    </style:style>
    <style:style style:name="P6" style:family="paragraph" style:parent-style-name="Standard">
      <style:text-properties fo:font-weight="normal" officeooo:rsid="000e44ae" officeooo:paragraph-rsid="000e44ae" style:font-weight-asian="normal" style:font-weight-complex="normal"/>
    </style:style>
    <style:style style:name="P7" style:family="paragraph" style:parent-style-name="Standard">
      <style:text-properties fo:font-weight="normal" officeooo:rsid="000a50b1" officeooo:paragraph-rsid="000c7ca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c7c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Monitoramento das posições dos ônibuius em tempo real</text:p>
      <text:p text:style-name="P2"># introdução</text:p>
      <text:p text:style-name="P2"/>
      <text:p text:style-name="P2"># <text:span text:style-name="T1">Tecnologias </text:span><text:span text:style-name="T2">útilizadas</text:span></text:p>
      <text:p text:style-name="P3"/>
      <text:p text:style-name="P4"># Requisitos</text:p>
      <text:p text:style-name="P4">## Requisitos Funcionais</text:p>
      <text:p text:style-name="P5">RF1 – Coletar posições dos ônibus em tempo real</text:p>
      <text:p text:style-name="P5">RF2 – Calcular velocidade média de cada ônibus </text:p>
      <text:p text:style-name="P5">RF3 – Calcular velocidade média de cada linha </text:p>
      <text:p text:style-name="P5">RF4 – Calcular total de ônibus em operação</text:p>
      <text:p text:style-name="P5">RF5 – Filtrar dados por linha via parâmetro externo</text:p>
      <text:p text:style-name="P5">RF6 – Visualisar dados em dashboard</text:p>
      <text:p text:style-name="P5"/>
      <text:p text:style-name="P4">## Requisitos não funicionais,</text:p>
      <text:p text:style-name="P4">RNF1 – <text:span text:style-name="T3">Atualizações devem ser processadas em, no máximo 10 segudos</text:span></text:p>
      <text:p text:style-name="P5">RNF2 – O sistema deve rodar em docker compose (Alta dismponibilidade)</text:p>
      <text:p text:style-name="P5">RNF3- O Kafa deve suportar o aumento de volume de veículos, frequência de coleta e número de consumdores</text:p>
      <text:p text:style-name="P6">RNF4 – Os dados transmitidos devem manter precisão, consistência e estrutura válida do inínio ao fim do processamento</text:p>
      <text:p text:style-name="P5"/>
      <text:p text:style-name="P3"/>
      <text:p text:style-name="P3"># Arquitetura da solução</text:p>
      <text:p text:style-name="P6">## Cálculo de volumetria</text:p>
      <text:p text:style-name="P3"/>
      <text:p text:style-name="P7"/>
      <text:p text:style-name="P3">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2.2.2$Linux_X86_64 LibreOffice_project/520$Build-2</meta:generator>
    <dc:date>2025-11-08T22:21:38.480746182</dc:date>
    <meta:editing-duration>PT6H44M24S</meta:editing-duration>
    <meta:editing-cycles>2</meta:editing-cycles>
    <meta:document-statistic meta:table-count="0" meta:image-count="0" meta:object-count="0" meta:page-count="1" meta:paragraph-count="19" meta:word-count="128" meta:character-count="947" meta:non-whitespace-character-count="827"/>
  </office:meta>
</office:document-meta>
</file>